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20000009000049620000330F4C9F4A929CF13461.svm" manifest:media-type=""/>
  <manifest:file-entry manifest:full-path="Pictures/200000090000130500000D2146F985A5880C452A.svm" manifest:media-type=""/>
  <manifest:file-entry manifest:full-path="Pictures/20000009000013BF000023F98692D6E6851B1E07.svm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false"/>
    </style:style>
    <style:style style:name="ro2" style:family="table-row">
      <style:table-row-properties style:row-height="23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vertical-align="top"/>
    </style:style>
    <style:style style:name="gr1" style:family="graphic">
      <style:graphic-properties draw:fill="none" draw:textarea-horizontal-align="justify" draw:textarea-vertical-align="middle" draw:auto-grow-height="false" fo:min-height="150.52mm" fo:min-width="231.3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fill-color="#ffffff" draw:textarea-horizontal-align="justify" draw:textarea-vertical-align="middle" draw:auto-grow-height="false" fo:min-height="17.57mm" fo:min-width="85.3mm"/>
    </style:style>
    <style:style style:name="gr4" style:family="graphic">
      <style:graphic-properties draw:fill="none" draw:textarea-horizontal-align="justify" draw:textarea-vertical-align="middle" draw:auto-grow-height="false" fo:min-height="150.52mm" fo:min-width="165.57mm"/>
    </style:style>
    <style:style style:name="gr5" style:family="graphic">
      <style:graphic-properties draw:fill-color="#ffffff" draw:textarea-horizontal-align="justify" draw:textarea-vertical-align="middle" draw:auto-grow-height="false" fo:min-height="40.64mm" fo:min-width="64.21mm"/>
    </style:style>
    <style:style style:name="gr6" style:family="graphic">
      <style:graphic-properties draw:fill-color="#ffffff" draw:textarea-horizontal-align="justify" draw:textarea-vertical-align="middle" draw:auto-grow-height="false" fo:min-height="17.05mm" fo:min-width="44.6mm"/>
    </style:style>
    <style:style style:name="gr7" style:family="graphic">
      <style:graphic-properties draw:fill-color="#ffffff" draw:textarea-horizontal-align="justify" draw:textarea-vertical-align="middle" draw:auto-grow-height="false" fo:min-height="30.1mm" fo:min-width="48.16mm"/>
    </style:style>
    <style:style style:name="gr8" style:family="graphic">
      <style:graphic-properties draw:textarea-horizontal-align="justify" draw:textarea-vertical-align="middle" draw:auto-grow-height="false" fo:min-height="6.25mm" fo:min-width="33.23mm"/>
    </style:style>
    <style:style style:name="gr9" style:family="graphic">
      <style:graphic-properties draw:textarea-horizontal-align="justify" draw:textarea-vertical-align="middle" draw:auto-grow-height="false" fo:min-height="8.86mm" fo:min-width="70.73mm"/>
    </style:style>
    <style:style style:name="gr10" style:family="graphic">
      <style:graphic-properties draw:stroke="none" draw:fill="none" draw:textarea-horizontal-align="center" draw:textarea-vertical-align="middle" draw:ole-draw-aspect="1" style:protect="size"/>
    </style:style>
    <style:style style:name="gr11" style:family="graphic">
      <style:graphic-properties draw:textarea-horizontal-align="justify" draw:textarea-vertical-align="middle" draw:auto-grow-height="false" fo:min-height="4.11mm" fo:min-width="45.48mm"/>
    </style:style>
    <style:style style:name="gr12" style:family="graphic">
      <style:graphic-properties svg:stroke-color="#ffffff" draw:fill-color="#ffffff" draw:textarea-horizontal-align="justify" draw:textarea-vertical-align="middle" draw:auto-grow-height="false" fo:min-height="8.61mm" fo:min-width="28.11mm"/>
    </style:style>
    <style:style style:name="gr13" style:family="graphic">
      <style:graphic-properties draw:textarea-horizontal-align="justify" draw:textarea-vertical-align="middle" draw:auto-grow-height="false" fo:min-height="4.81mm" fo:min-width="64.04mm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23.8mm" fo:min-width="30.24mm"/>
    </style:style>
    <style:style style:name="gr15" style:family="graphic">
      <style:graphic-properties draw:textarea-horizontal-align="justify" draw:textarea-vertical-align="middle" draw:auto-grow-height="false" fo:min-height="4.81mm" fo:min-width="36.31mm"/>
    </style:style>
    <style:style style:name="gr16" style:family="graphic">
      <style:graphic-properties svg:stroke-color="#ffffff" draw:fill-color="#ffffff" draw:textarea-horizontal-align="justify" draw:textarea-vertical-align="middle" draw:auto-grow-height="false" fo:min-height="14.86mm" fo:min-width="30.24mm"/>
    </style:style>
    <style:style style:name="gr17" style:family="graphic">
      <style:graphic-properties draw:textarea-horizontal-align="justify" draw:textarea-vertical-align="middle" draw:auto-grow-height="false" fo:min-height="4.81mm" fo:min-width="30.67mm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20.19mm" fo:min-width="20.02m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31.3mm" svg:height="150.52mm" svg:x="234.31mm" svg:y="34.62mm">
            <text:p/>
            <draw:enhanced-geometry svg:viewBox="0 0 21600 21600" draw:type="rectangle" draw:enhanced-path="M 0 0 L 21600 0 21600 21600 0 21600 0 0 Z N"/>
          </draw:custom-shape>
          <draw:frame draw:z-index="1" draw:name="画像 2" draw:style-name="gr2" draw:text-style-name="P2" svg:width="187.85mm" svg:height="130.7mm" svg:x="257.13mm" svg:y="213.34mm">
            <draw:image xlink:href="Pictures/20000009000049620000330F4C9F4A929CF13461.svm" xlink:type="simple" xlink:show="embed" xlink:actuate="onLoad">
              <text:p/>
            </draw:image>
          </draw:frame>
          <draw:frame draw:z-index="2" draw:name="画像 3" draw:style-name="gr2" draw:text-style-name="P2" svg:width="19.63mm" svg:height="13.55mm" svg:x="359.48mm" svg:y="122.56mm">
            <draw:image xlink:href="Pictures/200000090000130500000D2146F985A5880C452A.svm" xlink:type="simple" xlink:show="embed" xlink:actuate="onLoad">
              <text:p/>
            </draw:image>
          </draw:frame>
          <draw:custom-shape draw:z-index="3" draw:style-name="gr3" draw:text-style-name="P4" svg:width="85.3mm" svg:height="17.57mm" svg:x="332.93mm" svg:y="88.53mm">
            <text:p text:style-name="P3">DAC-IC(デジタルシリアルコンバータ)</text:p>
            <text:p text:style-name="P3"><text:s/>MCP4728A0</text:p>
            <draw:enhanced-geometry svg:viewBox="0 0 21600 21600" draw:type="rectangle" draw:enhanced-path="M 0 0 L 21600 0 21600 21600 0 21600 0 0 Z N"/>
          </draw:custom-shape>
          <draw:frame draw:z-index="4" draw:name="画像 1" draw:style-name="gr2" draw:text-style-name="P2" svg:width="50.54mm" svg:height="92.08mm" svg:x="253.57mm" svg:y="86.16mm">
            <draw:image xlink:href="Pictures/20000009000013BF000023F98692D6E6851B1E07.svm" xlink:type="simple" xlink:show="embed" xlink:actuate="onLoad">
              <text:p/>
            </draw:image>
          </draw:frame>
          <draw:custom-shape draw:z-index="5" draw:style-name="gr3" draw:text-style-name="P5" svg:width="85.3mm" svg:height="17.57mm" svg:x="238.83mm" svg:y="38.15mm">
            <text:p text:style-name="P3"><text:span text:style-name="T1">デバッグ基板</text:span></text:p>
            <draw:enhanced-geometry svg:viewBox="0 0 21600 21600" draw:type="rectangle" draw:enhanced-path="M 0 0 L 21600 0 21600 21600 0 21600 0 0 Z N"/>
          </draw:custom-shape>
          <draw:custom-shape draw:z-index="6" draw:style-name="gr4" draw:text-style-name="P1" svg:width="165.57mm" svg:height="150.52mm" svg:x="10.04mm" svg:y="35.62mm">
            <text:p/>
            <draw:enhanced-geometry svg:viewBox="0 0 21600 21600" draw:type="rectangle" draw:enhanced-path="M 0 0 L 21600 0 21600 21600 0 21600 0 0 Z N"/>
          </draw:custom-shape>
          <draw:custom-shape draw:z-index="7" draw:style-name="gr3" draw:text-style-name="P5" svg:width="85.3mm" svg:height="17.57mm" svg:x="12.55mm" svg:y="38.64mm">
            <text:p text:style-name="P3"><text:span text:style-name="T1">PC</text:span><text:span text:style-name="T1">上</text:span></text:p>
            <draw:enhanced-geometry svg:viewBox="0 0 21600 21600" draw:type="rectangle" draw:enhanced-path="M 0 0 L 21600 0 21600 21600 0 21600 0 0 Z N"/>
          </draw:custom-shape>
          <draw:custom-shape draw:z-index="8" draw:style-name="gr5" draw:text-style-name="P6" svg:width="64.21mm" svg:height="40.64mm" svg:x="104.37mm" svg:y="83.98mm">
            <text:p text:style-name="P3">シリアル通信用ライブラリ</text:p>
            <text:p text:style-name="P3">DebgApl.dll</text:p>
            <text:p text:style-name="P3">(C言語)</text:p>
            <text:p text:style-name="P3"><text:span text:style-name="T2">SW②</text:span></text:p>
            <draw:enhanced-geometry svg:viewBox="0 0 21600 21600" draw:type="rectangle" draw:enhanced-path="M 0 0 L 21600 0 21600 21600 0 21600 0 0 Z N"/>
          </draw:custom-shape>
          <draw:custom-shape draw:z-index="9" draw:style-name="gr6" draw:text-style-name="P6" svg:width="44.6mm" svg:height="17.05mm" svg:x="255.73mm" svg:y="68.34mm">
            <text:p text:style-name="P3">ESP32マイコン</text:p>
            <text:p text:style-name="P3"><text:span text:style-name="T3">SW①</text:span></text:p>
            <draw:enhanced-geometry svg:viewBox="0 0 21600 21600" draw:type="rectangle" draw:enhanced-path="M 0 0 L 21600 0 21600 21600 0 21600 0 0 Z N"/>
          </draw:custom-shape>
          <draw:custom-shape draw:z-index="10" draw:style-name="gr7" draw:text-style-name="P6" svg:width="48.16mm" svg:height="30.1mm" svg:x="30.61mm" svg:y="63.22mm">
            <text:p text:style-name="P3">Tツール</text:p>
            <text:p text:style-name="P3">(Python)</text:p>
            <draw:enhanced-geometry svg:viewBox="0 0 21600 21600" draw:type="rectangle" draw:enhanced-path="M 0 0 L 21600 0 21600 21600 0 21600 0 0 Z N"/>
          </draw:custom-shape>
          <draw:custom-shape draw:z-index="11" draw:style-name="gr7" draw:text-style-name="P6" svg:width="48.16mm" svg:height="30.1mm" svg:x="31.11mm" svg:y="126.94mm">
            <text:p text:style-name="P3">灯火設計ツール</text:p>
            <text:p text:style-name="P3">(C#)</text:p>
            <draw:enhanced-geometry svg:viewBox="0 0 21600 21600" draw:type="rectangle" draw:enhanced-path="M 0 0 L 21600 0 21600 21600 0 21600 0 0 Z N"/>
          </draw:custom-shape>
          <draw:custom-shape draw:z-index="12" draw:style-name="gr8" svg:width="41.65mm" svg:height="12.04mm" draw:transform="rotate (-0.522726110972301) translate (76.61mm 74.79mm)">
            <text:p/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3" draw:style-name="gr8" svg:width="41.65mm" svg:height="12.04mm" draw:transform="rotate (0.634252650174739) translate (73.31mm 131.12mm)">
            <text:p/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4" draw:style-name="gr9" svg:width="88.67mm" svg:height="17.06mm" draw:transform="rotate (-0.00157079632679416) translate (165.68mm 92mm)">
            <text:p text:style-name="P3">USBシリアル通信(COMポート)</text:p>
            <draw:enhanced-geometry svg:viewBox="0 0 21600 21600" draw:mirror-horizontal="false" draw:mirror-vertical="false" draw:text-areas="?f5 ?f1 ?f6 ?f3" draw:type="left-right-arrow" draw:modifiers="4215.26644263082 5198.34024896266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5" draw:style-name="gr10" draw:text-style-name="P2" svg:width="2mm" svg:height="4.7mm" svg:x="338.66mm" svg:y="126.43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z-index="16" draw:style-name="gr11" svg:width="51.97mm" svg:height="8.21mm" svg:x="306.72mm" svg:y="123.97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2" draw:text-style-name="P6" svg:width="28.11mm" svg:height="8.61mm" svg:x="308.86mm" svg:y="117.42mm">
            <text:p text:style-name="P3">I2C通信</text:p>
            <draw:enhanced-geometry svg:viewBox="0 0 21600 21600" draw:type="rectangle" draw:enhanced-path="M 0 0 L 21600 0 21600 21600 0 21600 0 0 Z N"/>
          </draw:custom-shape>
          <draw:custom-shape draw:z-index="18" draw:style-name="gr13" svg:width="73.18mm" svg:height="9.61mm" draw:transform="rotate (-1.5700981950941) translate (375.68mm 139.05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14" draw:text-style-name="P6" svg:width="30.24mm" svg:height="23.8mm" svg:x="374.89mm" svg:y="156.01mm">
            <text:p text:style-name="P3">外気温1~3</text:p>
            <text:p text:style-name="P3">内気温</text:p>
            <text:p text:style-name="P3"/>
            <text:p text:style-name="P3">(電圧0~5 V)</text:p>
            <draw:enhanced-geometry svg:viewBox="0 0 21600 21600" draw:type="rectangle" draw:enhanced-path="M 0 0 L 21600 0 21600 21600 0 21600 0 0 Z N"/>
          </draw:custom-shape>
          <draw:custom-shape draw:z-index="20" draw:style-name="gr15" svg:width="41.49mm" svg:height="9.61mm" draw:transform="rotate (1.58214096693286) translate (275.28mm 215.19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6" draw:text-style-name="P6" svg:width="30.24mm" svg:height="14.86mm" svg:x="282.85mm" svg:y="187.19mm">
            <text:p text:style-name="P3">SPI, UART</text:p>
            <text:p text:style-name="P3">LED制御用PWM</text:p>
            <text:p text:style-name="P3">Discharge_PWM</text:p>
            <draw:enhanced-geometry svg:viewBox="0 0 21600 21600" draw:type="rectangle" draw:enhanced-path="M 0 0 L 21600 0 21600 21600 0 21600 0 0 Z N"/>
          </draw:custom-shape>
          <draw:custom-shape draw:z-index="22" draw:style-name="gr3" draw:text-style-name="P5" svg:width="85.3mm" svg:height="17.57mm" svg:x="267.96mm" svg:y="219.17mm">
            <text:p text:style-name="P3"><text:span text:style-name="T1">デバッグ対象の</text:span><text:span text:style-name="T1">LCM</text:span><text:span text:style-name="T1">基板</text:span></text:p>
            <draw:enhanced-geometry svg:viewBox="0 0 21600 21600" draw:type="rectangle" draw:enhanced-path="M 0 0 L 21600 0 21600 21600 0 21600 0 0 Z N"/>
          </draw:custom-shape>
          <draw:custom-shape draw:z-index="23" draw:style-name="gr17" svg:width="35.05mm" svg:height="9.61mm" draw:transform="rotate (-1.5700981950941) translate (271.18mm 177.73m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4" draw:style-name="gr18" draw:text-style-name="P6" svg:width="20.02mm" svg:height="20.19mm" svg:x="243.24mm" svg:y="185.16mm">
            <text:p text:style-name="P3">Turn Sync</text:p>
            <text:p text:style-name="P3">H/L Bkup</text:p>
            <text:p text:style-name="P3">VBU</text:p>
            <text:p text:style-name="P3">IG1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■デバッグボードブロック図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4" table:number-rows-spanned="1">
            <text:p>以下にデバッグシステムの概略図を示す。</text:p>
            <text:p>デバッグシステムの基本構造は主に以下の通りとなる。</text:p>
            <text:p>　a) ”ESPマイコン”で５ms毎にデータを収集し、USB(シリアルCOMポート）通信でPCに送信する。</text:p>
            <text:p>  b) COMポート情報をPC上の”シリアル通信ライブラリ”がキャッシュし、Tツールがデータを集取得しつつGUIに表示する。</text:p>
            <text:p>　c) Tツールは、シリアル通信ライブラリ経由で”ESP３２マイコン”へコマンドを送出し、VBU,IG1,内気温等の動作を制御する。</text:p>
          </table:table-cell>
          <table:covered-table-cell table:number-columns-repeated="13"/>
        </table:table-row>
        <table:table-row table:style-name="ro3" table:number-rows-repeated="73">
          <table:table-cell table:number-columns-repeated="14"/>
        </table:table-row>
        <table:table-row table:style-name="ro4">
          <table:table-cell table:style-name="ce1" office:value-type="string" calcext:value-type="string">
            <text:p>■SW①の機能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office:value-type="string" calcext:value-type="string">
            <text:p>No</text:p>
          </table:table-cell>
          <table:table-cell office:value-type="string" calcext:value-type="string" table:number-columns-spanned="2" table:number-rows-spanned="1">
            <text:p>タイトル</text:p>
          </table:table-cell>
          <table:covered-table-cell/>
          <table:table-cell office:value-type="string" calcext:value-type="string" table:number-columns-spanned="6" table:number-rows-spanned="1">
            <text:p>概要</text:p>
          </table:table-cell>
          <table:covered-table-cell table:number-columns-repeated="5"/>
          <table:table-cell office:value-type="string" calcext:value-type="string" table:number-columns-spanned="2" table:number-rows-spanned="1">
            <text:p>通信コマンド(ASCII)</text:p>
          </table:table-cell>
          <table:covered-table-cell/>
          <table:table-cell table:number-columns-repeated="3"/>
        </table:table-row>
        <table:table-row table:style-name="ro3">
          <table:table-cell office:value-type="string" calcext:value-type="string">
            <text:p>機能1</text:p>
          </table:table-cell>
          <table:table-cell office:value-type="string" calcext:value-type="string" table:number-columns-spanned="2" table:number-rows-spanned="1">
            <text:p>TrunSync のON/OFF</text:p>
          </table:table-cell>
          <table:covered-table-cell/>
          <table:table-cell office:value-type="string" calcext:value-type="string" table:number-columns-spanned="6" table:number-rows-spanned="1">
            <text:p>COMポートからのコマンドに従い、TurnSyncをON/OFFする</text:p>
          </table:table-cell>
          <table:covered-table-cell table:number-columns-repeated="5"/>
          <table:table-cell office:value-type="string" calcext:value-type="string" table:number-columns-spanned="2" table:number-rows-spanned="1">
            <text:p>turn [on/off]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>
            <text:p>機能２</text:p>
          </table:table-cell>
          <table:table-cell office:value-type="string" calcext:value-type="string" table:number-columns-spanned="2" table:number-rows-spanned="1">
            <text:p>H/Lbkup の　ON/OFF</text:p>
          </table:table-cell>
          <table:covered-table-cell/>
          <table:table-cell office:value-type="string" calcext:value-type="string" table:number-columns-spanned="6" table:number-rows-spanned="1">
            <text:p>COMポートからのコマンドに従い、H/LBkupをON/OFFする</text:p>
          </table:table-cell>
          <table:covered-table-cell table:number-columns-repeated="5"/>
          <table:table-cell office:value-type="string" calcext:value-type="string" table:number-columns-spanned="2" table:number-rows-spanned="1">
            <text:p>hlbkup [on/off]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>
            <text:p>機能３</text:p>
          </table:table-cell>
          <table:table-cell office:value-type="string" calcext:value-type="string" table:number-columns-spanned="2" table:number-rows-spanned="1">
            <text:p>VBUのON/OFF</text:p>
          </table:table-cell>
          <table:covered-table-cell/>
          <table:table-cell office:value-type="string" calcext:value-type="string" table:number-columns-spanned="6" table:number-rows-spanned="1">
            <text:p>COMポートからのコマンドに従い、VBUをON/OFFする</text:p>
          </table:table-cell>
          <table:covered-table-cell table:number-columns-repeated="5"/>
          <table:table-cell office:value-type="string" calcext:value-type="string" table:number-columns-spanned="2" table:number-rows-spanned="1">
            <text:p>vbu [on/off]</text:p>
          </table:table-cell>
          <table:covered-table-cell/>
          <table:table-cell table:number-columns-repeated="3"/>
        </table:table-row>
        <table:table-row table:style-name="ro5">
          <table:table-cell office:value-type="string" calcext:value-type="string">
            <text:p>機能４</text:p>
          </table:table-cell>
          <table:table-cell office:value-type="string" calcext:value-type="string" table:number-columns-spanned="2" table:number-rows-spanned="1">
            <text:p>IG1のON/OFF</text:p>
          </table:table-cell>
          <table:covered-table-cell/>
          <table:table-cell office:value-type="string" calcext:value-type="string" table:number-columns-spanned="6" table:number-rows-spanned="1">
            <text:p>COMポートからのコマンドに従い、IG1をON/OFFする</text:p>
          </table:table-cell>
          <table:covered-table-cell table:number-columns-repeated="5"/>
          <table:table-cell office:value-type="string" calcext:value-type="string" table:number-columns-spanned="2" table:number-rows-spanned="1">
            <text:p>ig1 [on/off]</text:p>
          </table:table-cell>
          <table:covered-table-cell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4">
            <text:p>機能５</text:p>
          </table:table-cell>
          <table:table-cell table:style-name="ce2" office:value-type="string" calcext:value-type="string" table:number-columns-spanned="1" table:number-rows-spanned="4">
            <text:p>温度設定</text:p>
          </table:table-cell>
          <table:table-cell office:value-type="string" calcext:value-type="string">
            <text:p>LCM温度</text:p>
          </table:table-cell>
          <table:table-cell table:number-columns-repeated="6"/>
          <table:table-cell office:value-type="string" calcext:value-type="string" table:number-columns-spanned="2" table:number-rows-spanned="1">
            <text:p>Dac <text:s/>0 [-40~154]</text:p>
          </table:table-cell>
          <table:covered-table-cell/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外気温１</text:p>
          </table:table-cell>
          <table:table-cell table:number-columns-repeated="6"/>
          <table:table-cell office:value-type="string" calcext:value-type="string" table:number-columns-spanned="2" table:number-rows-spanned="1">
            <text:p>Dac <text:s/>1 [-40~154]</text:p>
          </table:table-cell>
          <table:covered-table-cell/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外気温２</text:p>
          </table:table-cell>
          <table:table-cell table:number-columns-repeated="6"/>
          <table:table-cell office:value-type="string" calcext:value-type="string" table:number-columns-spanned="2" table:number-rows-spanned="1">
            <text:p>Dac <text:s/>2 [-40~154]</text:p>
          </table:table-cell>
          <table:covered-table-cell/>
          <table:table-cell table:number-columns-repeated="3"/>
        </table:table-row>
        <table:table-row table:style-name="ro3">
          <table:covered-table-cell table:number-columns-repeated="2"/>
          <table:table-cell office:value-type="string" calcext:value-type="string">
            <text:p>外気温３</text:p>
          </table:table-cell>
          <table:table-cell table:number-columns-repeated="6"/>
          <table:table-cell office:value-type="string" calcext:value-type="string" table:number-columns-spanned="2" table:number-rows-spanned="1">
            <text:p>Dac <text:s/>3 [-40~154]</text:p>
          </table:table-cell>
          <table:covered-table-cell/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4">
            <text:p>機能６</text:p>
          </table:table-cell>
          <table:table-cell table:style-name="ce2" office:value-type="string" calcext:value-type="string" table:number-columns-spanned="1" table:number-rows-spanned="4">
            <text:p>ログ出力</text:p>
          </table:table-cell>
          <table:table-cell office:value-type="string" calcext:value-type="string">
            <text:p>SPI</text:p>
          </table:table-cell>
          <table:table-cell table:number-columns-repeated="11"/>
        </table:table-row>
        <table:table-row table:style-name="ro3">
          <table:covered-table-cell table:number-columns-repeated="2"/>
          <table:table-cell office:value-type="string" calcext:value-type="string">
            <text:p>PWM</text:p>
          </table:table-cell>
          <table:table-cell table:number-columns-repeated="11"/>
        </table:table-row>
        <table:table-row table:style-name="ro3">
          <table:covered-table-cell table:number-columns-repeated="2"/>
          <table:table-cell office:value-type="string" calcext:value-type="string">
            <text:p>UART</text:p>
          </table:table-cell>
          <table:table-cell table:number-columns-repeated="11"/>
        </table:table-row>
        <table:table-row table:style-name="ro3">
          <table:covered-table-cell table:number-columns-repeated="2"/>
          <table:table-cell office:value-type="string" calcext:value-type="string">
            <text:p>BIN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00/00/00</text:date>, <text:time style:data-style-name="N2" text:time-value="21:56:18.09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9:49:19.557000000</meta:creation-date>
    <dc:date>2020-07-05T00:33:50.167000000</dc:date>
    <meta:editing-duration>PT1H31M50S</meta:editing-duration>
    <meta:editing-cycles>2</meta:editing-cycles>
    <meta:generator>LibreOffice/5.4.3.2$Windows_X86_64 LibreOffice_project/92a7159f7e4af62137622921e809f8546db437e5</meta:generator>
    <meta:document-statistic meta:table-count="1" meta:cell-count="39" meta:object-count="25"/>
  </office:meta>
</office:document-meta>
</file>

<file path=Object 1/content.xml><?xml version="1.0" encoding="utf-8"?>
<math xmlns="http://www.w3.org/1998/Math/MathML" display="block"/>
</file>